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rray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Codec.deserialze( DefaultJSONParser pars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harArrayCodec.deserialze( DefaultJSONParser parser , Type clazz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